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7.493cm" fo:margin-right="0cm" fo:text-indent="1.249cm" style:auto-text-indent="false"/>
    </style:style>
    <style:style style:name="P3" style:family="paragraph" style:parent-style-name="Standard">
      <style:paragraph-properties fo:margin-left="7.493cm" fo:margin-right="0cm" fo:text-align="end" style:justify-single-word="false" fo:text-indent="1.249cm" style:auto-text-indent="false"/>
    </style:style>
    <style:style style:name="P4" style:family="paragraph" style:parent-style-name="Standard">
      <style:paragraph-properties fo:margin-left="8.742cm" fo:margin-right="0cm" fo:text-indent="1.249cm" style:auto-text-indent="false"/>
    </style:style>
    <style:style style:name="P5" style:family="paragraph" style:parent-style-name="Standard">
      <style:paragraph-properties fo:margin-left="8.742cm" fo:margin-right="0cm" fo:text-indent="0cm" style:auto-text-indent="false"/>
    </style:style>
    <style:style style:name="T1" style:family="text">
      <style:text-properties style:language-asian="fr" style:country-asian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dame Sabrina Agnellini</text:p>
      <text:p text:style-name="Standard">Professeur des écoles de classe normale</text:p>
      <text:p text:style-name="Standard">Ecole élémentaire de Fours</text:p>
      <text:p text:style-name="Standard"/>
      <text:p text:style-name="P2">à</text:p>
      <text:p text:style-name="P2">Mme. l’inspectrice d’académie</text:p>
      <text:p text:style-name="P2">Directrice académique</text:p>
      <text:p text:style-name="P2">Des services de l’Education nationale</text:p>
      <text:p text:style-name="P2">De la Nièvre</text:p>
      <text:p text:style-name="P4">S/c</text:p>
      <text:p text:style-name="P5">Mme l’inspectrice de l’Education nationale</text:p>
      <text:p text:style-name="P2">Circonscription de Château-Chinon-Nivernais-Morvan <text:s text:c="4"/></text:p>
      <text:p text:style-name="P2"/>
      <text:p text:style-name="Standard"/>
      <text:p text:style-name="Standard">Objet : reprise temps complet</text:p>
      <text:p text:style-name="Standard"/>
      <text:p text:style-name="Standard"/>
      <text:p text:style-name="Standard">Mme l’inspectrice d’académie,</text:p>
      <text:p text:style-name="P1"/>
      <text:p text:style-name="P1">Depuis la rentrée 2018, je bénéficie d'un temps partiel pour élever mon enfant. Mon conjoint venant de perdre son emploi, je sollicite votre bienveillance pour reprendre mon service à temps complet à partir du 1er février 2019.</text:p>
      <text:p text:style-name="P1"/>
      <text:p text:style-name="P1">Dans l’attente, je vous prie de recevoir, Madame l’inspectrice d’académie, mes respectueuses salutations.</text:p>
      <text:p text:style-name="P3"><text:span text:style-name="T1"/></text:p>
      <text:p text:style-name="P3"><text:span text:style-name="T1">Sabrina Agnelli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01cm" fo:margin-right="1.5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2-20T11:53:44.79</meta:creation-date>
    <dc:date>2019-01-06T16:08:26.73</dc:date>
    <dc:creator>Sabrina Agnellini</dc:creator>
    <meta:editing-duration>PT16M29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6" meta:word-count="96" meta:character-count="696"/>
  </office:meta>
</office:document-meta>
</file>